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8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1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border="0.74pt solid #ffffff"/>
    </style:style>
    <style:style style:name="ce2" style:family="table-cell" style:parent-style-name="Default">
      <style:table-cell-properties fo:border="0.74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0.453cm" svg:y="0cm">
            <draw:object draw:notify-on-update-of-ranges="Sheet1.H2:Sheet1.H10 Sheet1.I1:Sheet1.I1 Sheet1.I2:Sheet1.I10 Sheet1.K1:Sheet1.K1 Sheet1.K2:Sheet1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0.374cm" svg:y="9.396cm">
            <draw:object draw:notify-on-update-of-ranges="Sheet1.H19:Sheet1.H27 Sheet1.I18:Sheet1.I18 Sheet1.I19:Sheet1.I27 Sheet1.K18:Sheet1.K18 Sheet1.K19:Sheet1.K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0.322cm" svg:y="18.482cm">
            <draw:object draw:notify-on-update-of-ranges="Sheet1.H36:Sheet1.H44 Sheet1.I35:Sheet1.I35 Sheet1.I36:Sheet1.I44 Sheet1.K35:Sheet1.K35 Sheet1.K36:Sheet1.K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ce2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percentage" office:value="0.25" calcext:value-type="percentage">
            <text:p>25.00%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ODCH1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ODCH2</text:p>
          </table:table-cell>
          <table:table-cell table:number-columns-repeated="2"/>
          <table:table-cell table:style-name="ce1" office:value-type="percentage" office:value="0.25" calcext:value-type="percentage">
            <text:p>25.00%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ODCH1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ODCH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999235" calcext:value-type="float">
            <text:p>0.00999235</text:p>
          </table:table-cell>
          <table:table-cell office:value-type="float" office:value="0.0055773272297311" calcext:value-type="float">
            <text:p>0.0055773272297311</text:p>
          </table:table-cell>
          <table:table-cell office:value-type="float" office:value="0.0174924" calcext:value-type="float">
            <text:p>0.0174924</text:p>
          </table:table-cell>
          <table:table-cell office:value-type="float" office:value="0.0101859008035618" calcext:value-type="float">
            <text:p>0.010185900803561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ROUND([.B2]; 3)" office:value-type="float" office:value="0.01" calcext:value-type="float">
            <text:p>0.01</text:p>
          </table:table-cell>
          <table:table-cell table:formula="of:=ROUND([.C2]; 3)" office:value-type="float" office:value="0.006" calcext:value-type="float">
            <text:p>0.006</text:p>
          </table:table-cell>
          <table:table-cell table:formula="of:=ROUND([.D2]; 3)" office:value-type="float" office:value="0.017" calcext:value-type="float">
            <text:p>0.017</text:p>
          </table:table-cell>
          <table:table-cell table:formula="of:=ROUND([.E2]; 3)" office:value-type="float" office:value="0.01" calcext:value-type="float">
            <text:p>0.01</text:p>
          </table:table-cell>
        </table:table-row>
        <table:table-row table:style-name="ro1">
          <table:table-cell table:formula="of:=[.A2]*2" office:value-type="float" office:value="128" calcext:value-type="float">
            <text:p>128</text:p>
          </table:table-cell>
          <table:table-cell office:value-type="float" office:value="0.01752335" calcext:value-type="float">
            <text:p>0.01752335</text:p>
          </table:table-cell>
          <table:table-cell office:value-type="float" office:value="0.00995742864737177" calcext:value-type="float">
            <text:p>0.00995742864737177</text:p>
          </table:table-cell>
          <table:table-cell office:value-type="float" office:value="0.0295528" calcext:value-type="float">
            <text:p>0.0295528</text:p>
          </table:table-cell>
          <table:table-cell office:value-type="float" office:value="0.0153016370464078" calcext:value-type="float">
            <text:p>0.0153016370464078</text:p>
          </table:table-cell>
          <table:table-cell table:number-columns-repeated="2"/>
          <table:table-cell table:formula="of:=[.H2]*2" office:value-type="float" office:value="128" calcext:value-type="float">
            <text:p>128</text:p>
          </table:table-cell>
          <table:table-cell table:formula="of:=ROUND([.B3]; 3)" office:value-type="float" office:value="0.018" calcext:value-type="float">
            <text:p>0.018</text:p>
          </table:table-cell>
          <table:table-cell table:formula="of:=ROUND([.C3]; 3)" office:value-type="float" office:value="0.01" calcext:value-type="float">
            <text:p>0.01</text:p>
          </table:table-cell>
          <table:table-cell table:formula="of:=ROUND([.D3]; 3)" office:value-type="float" office:value="0.03" calcext:value-type="float">
            <text:p>0.03</text:p>
          </table:table-cell>
          <table:table-cell table:formula="of:=ROUND([.E3]; 3)" office:value-type="float" office:value="0.015" calcext:value-type="float">
            <text:p>0.015</text:p>
          </table:table-cell>
        </table:table-row>
        <table:table-row table:style-name="ro1">
          <table:table-cell table:formula="of:=[.A3]*2" office:value-type="float" office:value="256" calcext:value-type="float">
            <text:p>256</text:p>
          </table:table-cell>
          <table:table-cell office:value-type="float" office:value="0.04527482" calcext:value-type="float">
            <text:p>0.04527482</text:p>
          </table:table-cell>
          <table:table-cell office:value-type="float" office:value="0.0240265693990549" calcext:value-type="float">
            <text:p>0.0240265693990549</text:p>
          </table:table-cell>
          <table:table-cell office:value-type="float" office:value="0.06483219" calcext:value-type="float">
            <text:p>0.06483219</text:p>
          </table:table-cell>
          <table:table-cell office:value-type="float" office:value="0.0290144325895562" calcext:value-type="float">
            <text:p>0.0290144325895562</text:p>
          </table:table-cell>
          <table:table-cell table:number-columns-repeated="2"/>
          <table:table-cell table:formula="of:=[.H3]*2" office:value-type="float" office:value="256" calcext:value-type="float">
            <text:p>256</text:p>
          </table:table-cell>
          <table:table-cell table:formula="of:=ROUND([.B4]; 3)" office:value-type="float" office:value="0.045" calcext:value-type="float">
            <text:p>0.045</text:p>
          </table:table-cell>
          <table:table-cell table:formula="of:=ROUND([.C4]; 3)" office:value-type="float" office:value="0.024" calcext:value-type="float">
            <text:p>0.024</text:p>
          </table:table-cell>
          <table:table-cell table:formula="of:=ROUND([.D4]; 3)" office:value-type="float" office:value="0.065" calcext:value-type="float">
            <text:p>0.065</text:p>
          </table:table-cell>
          <table:table-cell table:formula="of:=ROUND([.E4]; 3)" office:value-type="float" office:value="0.029" calcext:value-type="float">
            <text:p>0.029</text:p>
          </table:table-cell>
        </table:table-row>
        <table:table-row table:style-name="ro1">
          <table:table-cell table:formula="of:=[.A4]*2" office:value-type="float" office:value="512" calcext:value-type="float">
            <text:p>512</text:p>
          </table:table-cell>
          <table:table-cell office:value-type="float" office:value="0.14269529" calcext:value-type="float">
            <text:p>0.14269529</text:p>
          </table:table-cell>
          <table:table-cell office:value-type="float" office:value="0.0705653096233971" calcext:value-type="float">
            <text:p>0.0705653096233971</text:p>
          </table:table-cell>
          <table:table-cell office:value-type="float" office:value="0.16749857" calcext:value-type="float">
            <text:p>0.16749857</text:p>
          </table:table-cell>
          <table:table-cell office:value-type="float" office:value="0.0575207998331482" calcext:value-type="float">
            <text:p>0.0575207998331482</text:p>
          </table:table-cell>
          <table:table-cell table:number-columns-repeated="2"/>
          <table:table-cell table:formula="of:=[.H4]*2" office:value-type="float" office:value="512" calcext:value-type="float">
            <text:p>512</text:p>
          </table:table-cell>
          <table:table-cell table:formula="of:=ROUND([.B5]; 3)" office:value-type="float" office:value="0.143" calcext:value-type="float">
            <text:p>0.143</text:p>
          </table:table-cell>
          <table:table-cell table:formula="of:=ROUND([.C5]; 3)" office:value-type="float" office:value="0.071" calcext:value-type="float">
            <text:p>0.071</text:p>
          </table:table-cell>
          <table:table-cell table:formula="of:=ROUND([.D5]; 3)" office:value-type="float" office:value="0.167" calcext:value-type="float">
            <text:p>0.167</text:p>
          </table:table-cell>
          <table:table-cell table:formula="of:=ROUND([.E5]; 3)" office:value-type="float" office:value="0.058" calcext:value-type="float">
            <text:p>0.058</text:p>
          </table:table-cell>
        </table:table-row>
        <table:table-row table:style-name="ro1">
          <table:table-cell table:formula="of:=[.A5]*2" office:value-type="float" office:value="1024" calcext:value-type="float">
            <text:p>1024</text:p>
          </table:table-cell>
          <table:table-cell office:value-type="float" office:value="0.39791449" calcext:value-type="float">
            <text:p>0.39791449</text:p>
          </table:table-cell>
          <table:table-cell office:value-type="float" office:value="0.24080630081605" calcext:value-type="float">
            <text:p>0.24080630081605</text:p>
          </table:table-cell>
          <table:table-cell office:value-type="float" office:value="0.34418365" calcext:value-type="float">
            <text:p>0.34418365</text:p>
          </table:table-cell>
          <table:table-cell office:value-type="float" office:value="0.0885902971890686" calcext:value-type="float">
            <text:p>0.0885902971890686</text:p>
          </table:table-cell>
          <table:table-cell table:number-columns-repeated="2"/>
          <table:table-cell table:formula="of:=[.H5]*2" office:value-type="float" office:value="1024" calcext:value-type="float">
            <text:p>1024</text:p>
          </table:table-cell>
          <table:table-cell table:formula="of:=ROUND([.B6]; 3)" office:value-type="float" office:value="0.398" calcext:value-type="float">
            <text:p>0.398</text:p>
          </table:table-cell>
          <table:table-cell table:formula="of:=ROUND([.C6]; 3)" office:value-type="float" office:value="0.241" calcext:value-type="float">
            <text:p>0.241</text:p>
          </table:table-cell>
          <table:table-cell table:formula="of:=ROUND([.D6]; 3)" office:value-type="float" office:value="0.344" calcext:value-type="float">
            <text:p>0.344</text:p>
          </table:table-cell>
          <table:table-cell table:formula="of:=ROUND([.E6]; 3)" office:value-type="float" office:value="0.089" calcext:value-type="float">
            <text:p>0.089</text:p>
          </table:table-cell>
        </table:table-row>
        <table:table-row table:style-name="ro1">
          <table:table-cell table:formula="of:=[.A6]*2" office:value-type="float" office:value="2048" calcext:value-type="float">
            <text:p>2048</text:p>
          </table:table-cell>
          <table:table-cell office:value-type="float" office:value="1.24858761" calcext:value-type="float">
            <text:p>1.24858761</text:p>
          </table:table-cell>
          <table:table-cell office:value-type="float" office:value="0.639018897397579" calcext:value-type="float">
            <text:p>0.639018897397579</text:p>
          </table:table-cell>
          <table:table-cell office:value-type="float" office:value="0.98119273" calcext:value-type="float">
            <text:p>0.98119273</text:p>
          </table:table-cell>
          <table:table-cell office:value-type="float" office:value="0.301918792202402" calcext:value-type="float">
            <text:p>0.301918792202402</text:p>
          </table:table-cell>
          <table:table-cell table:number-columns-repeated="2"/>
          <table:table-cell table:formula="of:=[.H6]*2" office:value-type="float" office:value="2048" calcext:value-type="float">
            <text:p>2048</text:p>
          </table:table-cell>
          <table:table-cell table:formula="of:=ROUND([.B7]; 3)" office:value-type="float" office:value="1.249" calcext:value-type="float">
            <text:p>1.249</text:p>
          </table:table-cell>
          <table:table-cell table:formula="of:=ROUND([.C7]; 3)" office:value-type="float" office:value="0.639" calcext:value-type="float">
            <text:p>0.639</text:p>
          </table:table-cell>
          <table:table-cell table:formula="of:=ROUND([.D7]; 3)" office:value-type="float" office:value="0.981" calcext:value-type="float">
            <text:p>0.981</text:p>
          </table:table-cell>
          <table:table-cell table:formula="of:=ROUND([.E7]; 3)" office:value-type="float" office:value="0.302" calcext:value-type="float">
            <text:p>0.302</text:p>
          </table:table-cell>
        </table:table-row>
        <table:table-row table:style-name="ro1">
          <table:table-cell table:formula="of:=[.A7]*2" office:value-type="float" office:value="4096" calcext:value-type="float">
            <text:p>4096</text:p>
          </table:table-cell>
          <table:table-cell office:value-type="float" office:value="3.71663647" calcext:value-type="float">
            <text:p>3.71663647</text:p>
          </table:table-cell>
          <table:table-cell office:value-type="float" office:value="1.90100955521603" calcext:value-type="float">
            <text:p>1.90100955521603</text:p>
          </table:table-cell>
          <table:table-cell office:value-type="float" office:value="2.45804104" calcext:value-type="float">
            <text:p>2.45804104</text:p>
          </table:table-cell>
          <table:table-cell office:value-type="float" office:value="0.699844680462771" calcext:value-type="float">
            <text:p>0.699844680462771</text:p>
          </table:table-cell>
          <table:table-cell table:number-columns-repeated="2"/>
          <table:table-cell table:formula="of:=[.H7]*2" office:value-type="float" office:value="4096" calcext:value-type="float">
            <text:p>4096</text:p>
          </table:table-cell>
          <table:table-cell table:formula="of:=ROUND([.B8]; 3)" office:value-type="float" office:value="3.717" calcext:value-type="float">
            <text:p>3.717</text:p>
          </table:table-cell>
          <table:table-cell table:formula="of:=ROUND([.C8]; 3)" office:value-type="float" office:value="1.901" calcext:value-type="float">
            <text:p>1.901</text:p>
          </table:table-cell>
          <table:table-cell table:formula="of:=ROUND([.D8]; 3)" office:value-type="float" office:value="2.458" calcext:value-type="float">
            <text:p>2.458</text:p>
          </table:table-cell>
          <table:table-cell table:formula="of:=ROUND([.E8]; 3)" office:value-type="float" office:value="0.7" calcext:value-type="float">
            <text:p>0.7</text:p>
          </table:table-cell>
        </table:table-row>
        <table:table-row table:style-name="ro1">
          <table:table-cell table:formula="of:=[.A8]*2" office:value-type="float" office:value="8192" calcext:value-type="float">
            <text:p>8192</text:p>
          </table:table-cell>
          <table:table-cell office:value-type="float" office:value="12.79052203" calcext:value-type="float">
            <text:p>12.79052203</text:p>
          </table:table-cell>
          <table:table-cell office:value-type="float" office:value="7.31862242072812" calcext:value-type="float">
            <text:p>7.31862242072812</text:p>
          </table:table-cell>
          <table:table-cell office:value-type="float" office:value="6.07060108" calcext:value-type="float">
            <text:p>6.07060108</text:p>
          </table:table-cell>
          <table:table-cell office:value-type="float" office:value="2.46837675647013" calcext:value-type="float">
            <text:p>2.46837675647013</text:p>
          </table:table-cell>
          <table:table-cell table:number-columns-repeated="2"/>
          <table:table-cell table:formula="of:=[.H8]*2" office:value-type="float" office:value="8192" calcext:value-type="float">
            <text:p>8192</text:p>
          </table:table-cell>
          <table:table-cell table:formula="of:=ROUND([.B9]; 3)" office:value-type="float" office:value="12.791" calcext:value-type="float">
            <text:p>12.791</text:p>
          </table:table-cell>
          <table:table-cell table:formula="of:=ROUND([.C9]; 3)" office:value-type="float" office:value="7.319" calcext:value-type="float">
            <text:p>7.319</text:p>
          </table:table-cell>
          <table:table-cell table:formula="of:=ROUND([.D9]; 3)" office:value-type="float" office:value="6.071" calcext:value-type="float">
            <text:p>6.071</text:p>
          </table:table-cell>
          <table:table-cell table:formula="of:=ROUND([.E9]; 3)" office:value-type="float" office:value="2.468" calcext:value-type="float">
            <text:p>2.468</text:p>
          </table:table-cell>
        </table:table-row>
        <table:table-row table:style-name="ro1">
          <table:table-cell table:formula="of:=[.A9]*2" office:value-type="float" office:value="16384" calcext:value-type="float">
            <text:p>16384</text:p>
          </table:table-cell>
          <table:table-cell office:value-type="float" office:value="35.27965843" calcext:value-type="float">
            <text:p>35.27965843</text:p>
          </table:table-cell>
          <table:table-cell office:value-type="float" office:value="24.3145196523536" calcext:value-type="float">
            <text:p>24.3145196523536</text:p>
          </table:table-cell>
          <table:table-cell office:value-type="float" office:value="15.66855748" calcext:value-type="float">
            <text:p>15.66855748</text:p>
          </table:table-cell>
          <table:table-cell office:value-type="float" office:value="7.37201094366242" calcext:value-type="float">
            <text:p>7.37201094366242</text:p>
          </table:table-cell>
          <table:table-cell table:number-columns-repeated="2"/>
          <table:table-cell table:formula="of:=[.H9]*2" office:value-type="float" office:value="16384" calcext:value-type="float">
            <text:p>16384</text:p>
          </table:table-cell>
          <table:table-cell table:formula="of:=ROUND([.B10]; 3)" office:value-type="float" office:value="35.28" calcext:value-type="float">
            <text:p>35.28</text:p>
          </table:table-cell>
          <table:table-cell table:formula="of:=ROUND([.C10]; 3)" office:value-type="float" office:value="24.315" calcext:value-type="float">
            <text:p>24.315</text:p>
          </table:table-cell>
          <table:table-cell table:formula="of:=ROUND([.D10]; 3)" office:value-type="float" office:value="15.669" calcext:value-type="float">
            <text:p>15.669</text:p>
          </table:table-cell>
          <table:table-cell table:formula="of:=ROUND([.E10]; 3)" office:value-type="float" office:value="7.372" calcext:value-type="float">
            <text:p>7.372</text:p>
          </table:table-cell>
        </table:table-row>
        <table:table-row table:style-name="ro1" table:number-rows-repeated="7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ODCH1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ODCH2</text:p>
          </table:table-cell>
          <table:table-cell table:number-columns-repeated="2"/>
          <table:table-cell table:style-name="ce1" office:value-type="percentage" office:value="0.5" calcext:value-type="percentage">
            <text:p>50.00%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ODCH1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ODCH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051808" calcext:value-type="float">
            <text:p>0.01051808</text:p>
          </table:table-cell>
          <table:table-cell office:value-type="float" office:value="0.00557080887785607" calcext:value-type="float">
            <text:p>0.00557080887785607</text:p>
          </table:table-cell>
          <table:table-cell office:value-type="float" office:value="0.02111568" calcext:value-type="float">
            <text:p>0.02111568</text:p>
          </table:table-cell>
          <table:table-cell office:value-type="float" office:value="0.00871282449367597" calcext:value-type="float">
            <text:p>0.0087128244936759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ROUND([.B19]; 3)" office:value-type="float" office:value="0.011" calcext:value-type="float">
            <text:p>0.011</text:p>
          </table:table-cell>
          <table:table-cell table:formula="of:=ROUND([.C19]; 3)" office:value-type="float" office:value="0.006" calcext:value-type="float">
            <text:p>0.006</text:p>
          </table:table-cell>
          <table:table-cell table:formula="of:=ROUND([.D19]; 3)" office:value-type="float" office:value="0.021" calcext:value-type="float">
            <text:p>0.021</text:p>
          </table:table-cell>
          <table:table-cell table:formula="of:=ROUND([.E19]; 3)" office:value-type="float" office:value="0.009" calcext:value-type="float">
            <text:p>0.009</text:p>
          </table:table-cell>
        </table:table-row>
        <table:table-row table:style-name="ro1">
          <table:table-cell table:formula="of:=[.A19]*2" office:value-type="float" office:value="128" calcext:value-type="float">
            <text:p>128</text:p>
          </table:table-cell>
          <table:table-cell office:value-type="float" office:value="0.02661128" calcext:value-type="float">
            <text:p>0.02661128</text:p>
          </table:table-cell>
          <table:table-cell office:value-type="float" office:value="0.0129131411307087" calcext:value-type="float">
            <text:p>0.0129131411307087</text:p>
          </table:table-cell>
          <table:table-cell office:value-type="float" office:value="0.03325188" calcext:value-type="float">
            <text:p>0.03325188</text:p>
          </table:table-cell>
          <table:table-cell office:value-type="float" office:value="0.0174986756609065" calcext:value-type="float">
            <text:p>0.0174986756609065</text:p>
          </table:table-cell>
          <table:table-cell table:number-columns-repeated="2"/>
          <table:table-cell table:formula="of:=[.H19]*2" office:value-type="float" office:value="128" calcext:value-type="float">
            <text:p>128</text:p>
          </table:table-cell>
          <table:table-cell table:formula="of:=ROUND([.B20]; 3)" office:value-type="float" office:value="0.027" calcext:value-type="float">
            <text:p>0.027</text:p>
          </table:table-cell>
          <table:table-cell table:formula="of:=ROUND([.C20]; 3)" office:value-type="float" office:value="0.013" calcext:value-type="float">
            <text:p>0.013</text:p>
          </table:table-cell>
          <table:table-cell table:formula="of:=ROUND([.D20]; 3)" office:value-type="float" office:value="0.033" calcext:value-type="float">
            <text:p>0.033</text:p>
          </table:table-cell>
          <table:table-cell table:formula="of:=ROUND([.E20]; 3)" office:value-type="float" office:value="0.017" calcext:value-type="float">
            <text:p>0.017</text:p>
          </table:table-cell>
        </table:table-row>
        <table:table-row table:style-name="ro1">
          <table:table-cell table:formula="of:=[.A20]*2" office:value-type="float" office:value="256" calcext:value-type="float">
            <text:p>256</text:p>
          </table:table-cell>
          <table:table-cell office:value-type="float" office:value="0.07320055" calcext:value-type="float">
            <text:p>0.07320055</text:p>
          </table:table-cell>
          <table:table-cell office:value-type="float" office:value="0.0351115581931007" calcext:value-type="float">
            <text:p>0.0351115581931007</text:p>
          </table:table-cell>
          <table:table-cell office:value-type="float" office:value="0.11365412" calcext:value-type="float">
            <text:p>0.11365412</text:p>
          </table:table-cell>
          <table:table-cell office:value-type="float" office:value="0.0579478557163732" calcext:value-type="float">
            <text:p>0.0579478557163732</text:p>
          </table:table-cell>
          <table:table-cell table:number-columns-repeated="2"/>
          <table:table-cell table:formula="of:=[.H20]*2" office:value-type="float" office:value="256" calcext:value-type="float">
            <text:p>256</text:p>
          </table:table-cell>
          <table:table-cell table:formula="of:=ROUND([.B21]; 3)" office:value-type="float" office:value="0.073" calcext:value-type="float">
            <text:p>0.073</text:p>
          </table:table-cell>
          <table:table-cell table:formula="of:=ROUND([.C21]; 3)" office:value-type="float" office:value="0.035" calcext:value-type="float">
            <text:p>0.035</text:p>
          </table:table-cell>
          <table:table-cell table:formula="of:=ROUND([.D21]; 3)" office:value-type="float" office:value="0.114" calcext:value-type="float">
            <text:p>0.114</text:p>
          </table:table-cell>
          <table:table-cell table:formula="of:=ROUND([.E21]; 3)" office:value-type="float" office:value="0.058" calcext:value-type="float">
            <text:p>0.058</text:p>
          </table:table-cell>
        </table:table-row>
        <table:table-row table:style-name="ro1">
          <table:table-cell table:formula="of:=[.A21]*2" office:value-type="float" office:value="512" calcext:value-type="float">
            <text:p>512</text:p>
          </table:table-cell>
          <table:table-cell office:value-type="float" office:value="0.17836999" calcext:value-type="float">
            <text:p>0.17836999</text:p>
          </table:table-cell>
          <table:table-cell office:value-type="float" office:value="0.0810954347763788" calcext:value-type="float">
            <text:p>0.0810954347763788</text:p>
          </table:table-cell>
          <table:table-cell office:value-type="float" office:value="0.19469655" calcext:value-type="float">
            <text:p>0.19469655</text:p>
          </table:table-cell>
          <table:table-cell office:value-type="float" office:value="0.057064847503761" calcext:value-type="float">
            <text:p>0.057064847503761</text:p>
          </table:table-cell>
          <table:table-cell table:number-columns-repeated="2"/>
          <table:table-cell table:formula="of:=[.H21]*2" office:value-type="float" office:value="512" calcext:value-type="float">
            <text:p>512</text:p>
          </table:table-cell>
          <table:table-cell table:formula="of:=ROUND([.B22]; 3)" office:value-type="float" office:value="0.178" calcext:value-type="float">
            <text:p>0.178</text:p>
          </table:table-cell>
          <table:table-cell table:formula="of:=ROUND([.C22]; 3)" office:value-type="float" office:value="0.081" calcext:value-type="float">
            <text:p>0.081</text:p>
          </table:table-cell>
          <table:table-cell table:formula="of:=ROUND([.D22]; 3)" office:value-type="float" office:value="0.195" calcext:value-type="float">
            <text:p>0.195</text:p>
          </table:table-cell>
          <table:table-cell table:formula="of:=ROUND([.E22]; 3)" office:value-type="float" office:value="0.057" calcext:value-type="float">
            <text:p>0.057</text:p>
          </table:table-cell>
        </table:table-row>
        <table:table-row table:style-name="ro1">
          <table:table-cell table:formula="of:=[.A22]*2" office:value-type="float" office:value="1024" calcext:value-type="float">
            <text:p>1024</text:p>
          </table:table-cell>
          <table:table-cell office:value-type="float" office:value="0.54901402" calcext:value-type="float">
            <text:p>0.54901402</text:p>
          </table:table-cell>
          <table:table-cell office:value-type="float" office:value="0.245542205562098" calcext:value-type="float">
            <text:p>0.245542205562098</text:p>
          </table:table-cell>
          <table:table-cell office:value-type="float" office:value="0.49469961" calcext:value-type="float">
            <text:p>0.49469961</text:p>
          </table:table-cell>
          <table:table-cell office:value-type="float" office:value="0.180353934301911" calcext:value-type="float">
            <text:p>0.180353934301911</text:p>
          </table:table-cell>
          <table:table-cell table:number-columns-repeated="2"/>
          <table:table-cell table:formula="of:=[.H22]*2" office:value-type="float" office:value="1024" calcext:value-type="float">
            <text:p>1024</text:p>
          </table:table-cell>
          <table:table-cell table:formula="of:=ROUND([.B23]; 3)" office:value-type="float" office:value="0.549" calcext:value-type="float">
            <text:p>0.549</text:p>
          </table:table-cell>
          <table:table-cell table:formula="of:=ROUND([.C23]; 3)" office:value-type="float" office:value="0.246" calcext:value-type="float">
            <text:p>0.246</text:p>
          </table:table-cell>
          <table:table-cell table:formula="of:=ROUND([.D23]; 3)" office:value-type="float" office:value="0.495" calcext:value-type="float">
            <text:p>0.495</text:p>
          </table:table-cell>
          <table:table-cell table:formula="of:=ROUND([.E23]; 3)" office:value-type="float" office:value="0.18" calcext:value-type="float">
            <text:p>0.18</text:p>
          </table:table-cell>
        </table:table-row>
        <table:table-row table:style-name="ro1">
          <table:table-cell table:formula="of:=[.A23]*2" office:value-type="float" office:value="2048" calcext:value-type="float">
            <text:p>2048</text:p>
          </table:table-cell>
          <table:table-cell office:value-type="float" office:value="2.46224618" calcext:value-type="float">
            <text:p>2.46224618</text:p>
          </table:table-cell>
          <table:table-cell office:value-type="float" office:value="1.29895813768022" calcext:value-type="float">
            <text:p>1.29895813768022</text:p>
          </table:table-cell>
          <table:table-cell office:value-type="float" office:value="1.82111739" calcext:value-type="float">
            <text:p>1.82111739</text:p>
          </table:table-cell>
          <table:table-cell office:value-type="float" office:value="0.335761028779187" calcext:value-type="float">
            <text:p>0.335761028779187</text:p>
          </table:table-cell>
          <table:table-cell table:number-columns-repeated="2"/>
          <table:table-cell table:formula="of:=[.H23]*2" office:value-type="float" office:value="2048" calcext:value-type="float">
            <text:p>2048</text:p>
          </table:table-cell>
          <table:table-cell table:formula="of:=ROUND([.B24]; 3)" office:value-type="float" office:value="2.462" calcext:value-type="float">
            <text:p>2.462</text:p>
          </table:table-cell>
          <table:table-cell table:formula="of:=ROUND([.C24]; 3)" office:value-type="float" office:value="1.299" calcext:value-type="float">
            <text:p>1.299</text:p>
          </table:table-cell>
          <table:table-cell table:formula="of:=ROUND([.D24]; 3)" office:value-type="float" office:value="1.821" calcext:value-type="float">
            <text:p>1.821</text:p>
          </table:table-cell>
          <table:table-cell table:formula="of:=ROUND([.E24]; 3)" office:value-type="float" office:value="0.336" calcext:value-type="float">
            <text:p>0.336</text:p>
          </table:table-cell>
        </table:table-row>
        <table:table-row table:style-name="ro1">
          <table:table-cell table:formula="of:=[.A24]*2" office:value-type="float" office:value="4096" calcext:value-type="float">
            <text:p>4096</text:p>
          </table:table-cell>
          <table:table-cell office:value-type="float" office:value="6.03599205" calcext:value-type="float">
            <text:p>6.03599205</text:p>
          </table:table-cell>
          <table:table-cell office:value-type="float" office:value="3.49544698891387" calcext:value-type="float">
            <text:p>3.49544698891387</text:p>
          </table:table-cell>
          <table:table-cell office:value-type="float" office:value="3.91017879" calcext:value-type="float">
            <text:p>3.91017879</text:p>
          </table:table-cell>
          <table:table-cell office:value-type="float" office:value="0.953655925117244" calcext:value-type="float">
            <text:p>0.953655925117244</text:p>
          </table:table-cell>
          <table:table-cell table:number-columns-repeated="2"/>
          <table:table-cell table:formula="of:=[.H24]*2" office:value-type="float" office:value="4096" calcext:value-type="float">
            <text:p>4096</text:p>
          </table:table-cell>
          <table:table-cell table:formula="of:=ROUND([.B25]; 3)" office:value-type="float" office:value="6.036" calcext:value-type="float">
            <text:p>6.036</text:p>
          </table:table-cell>
          <table:table-cell table:formula="of:=ROUND([.C25]; 3)" office:value-type="float" office:value="3.495" calcext:value-type="float">
            <text:p>3.495</text:p>
          </table:table-cell>
          <table:table-cell table:formula="of:=ROUND([.D25]; 3)" office:value-type="float" office:value="3.91" calcext:value-type="float">
            <text:p>3.91</text:p>
          </table:table-cell>
          <table:table-cell table:formula="of:=ROUND([.E25]; 3)" office:value-type="float" office:value="0.954" calcext:value-type="float">
            <text:p>0.954</text:p>
          </table:table-cell>
        </table:table-row>
        <table:table-row table:style-name="ro1">
          <table:table-cell table:formula="of:=[.A25]*2" office:value-type="float" office:value="8192" calcext:value-type="float">
            <text:p>8192</text:p>
          </table:table-cell>
          <table:table-cell office:value-type="float" office:value="15.60595331" calcext:value-type="float">
            <text:p>15.60595331</text:p>
          </table:table-cell>
          <table:table-cell office:value-type="float" office:value="8.74491625815643" calcext:value-type="float">
            <text:p>8.74491625815643</text:p>
          </table:table-cell>
          <table:table-cell office:value-type="float" office:value="7.7377993" calcext:value-type="float">
            <text:p>7.7377993</text:p>
          </table:table-cell>
          <table:table-cell office:value-type="float" office:value="3.38736992772101" calcext:value-type="float">
            <text:p>3.38736992772101</text:p>
          </table:table-cell>
          <table:table-cell table:number-columns-repeated="2"/>
          <table:table-cell table:formula="of:=[.H25]*2" office:value-type="float" office:value="8192" calcext:value-type="float">
            <text:p>8192</text:p>
          </table:table-cell>
          <table:table-cell table:formula="of:=ROUND([.B26]; 3)" office:value-type="float" office:value="15.606" calcext:value-type="float">
            <text:p>15.606</text:p>
          </table:table-cell>
          <table:table-cell table:formula="of:=ROUND([.C26]; 3)" office:value-type="float" office:value="8.745" calcext:value-type="float">
            <text:p>8.745</text:p>
          </table:table-cell>
          <table:table-cell table:formula="of:=ROUND([.D26]; 3)" office:value-type="float" office:value="7.738" calcext:value-type="float">
            <text:p>7.738</text:p>
          </table:table-cell>
          <table:table-cell table:formula="of:=ROUND([.E26]; 3)" office:value-type="float" office:value="3.387" calcext:value-type="float">
            <text:p>3.387</text:p>
          </table:table-cell>
        </table:table-row>
        <table:table-row table:style-name="ro1">
          <table:table-cell table:formula="of:=[.A26]*2" office:value-type="float" office:value="16384" calcext:value-type="float">
            <text:p>16384</text:p>
          </table:table-cell>
          <table:table-cell office:value-type="float" office:value="43.0443030256" calcext:value-type="float">
            <text:p>43.0443030256</text:p>
          </table:table-cell>
          <table:table-cell office:value-type="float" office:value="29.6661629271" calcext:value-type="float">
            <text:p>29.6661629271</text:p>
          </table:table-cell>
          <table:table-cell office:value-type="float" office:value="19.9714580794" calcext:value-type="float">
            <text:p>19.9714580794</text:p>
          </table:table-cell>
          <table:table-cell office:value-type="float" office:value="9.39623389886" calcext:value-type="float">
            <text:p>9.39623389886</text:p>
          </table:table-cell>
          <table:table-cell table:number-columns-repeated="2"/>
          <table:table-cell table:formula="of:=[.H26]*2" office:value-type="float" office:value="16384" calcext:value-type="float">
            <text:p>16384</text:p>
          </table:table-cell>
          <table:table-cell table:formula="of:=ROUND([.B27]; 3)" office:value-type="float" office:value="43.044" calcext:value-type="float">
            <text:p>43.044</text:p>
          </table:table-cell>
          <table:table-cell table:formula="of:=ROUND([.C27]; 3)" office:value-type="float" office:value="29.666" calcext:value-type="float">
            <text:p>29.666</text:p>
          </table:table-cell>
          <table:table-cell table:formula="of:=ROUND([.D27]; 3)" office:value-type="float" office:value="19.971" calcext:value-type="float">
            <text:p>19.971</text:p>
          </table:table-cell>
          <table:table-cell table:formula="of:=ROUND([.E27]; 3)" office:value-type="float" office:value="9.396" calcext:value-type="float">
            <text:p>9.396</text:p>
          </table:table-cell>
        </table:table-row>
        <table:table-row table:style-name="ro1" table:number-rows-repeated="7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percentage" office:value="0.99" calcext:value-type="percentage">
            <text:p>99.00%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ODCH1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ODCH2</text:p>
          </table:table-cell>
          <table:table-cell table:number-columns-repeated="2"/>
          <table:table-cell table:style-name="ce1" office:value-type="percentage" office:value="0.99" calcext:value-type="percentage">
            <text:p>99.00%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ODCH1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ODCH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852906" calcext:value-type="float">
            <text:p>0.00852906</text:p>
          </table:table-cell>
          <table:table-cell office:value-type="float" office:value="0.00358374597263813" calcext:value-type="float">
            <text:p>0.00358374597263813</text:p>
          </table:table-cell>
          <table:table-cell office:value-type="float" office:value="0.02250232" calcext:value-type="float">
            <text:p>0.02250232</text:p>
          </table:table-cell>
          <table:table-cell office:value-type="float" office:value="0.0106723827497706" calcext:value-type="float">
            <text:p>0.010672382749770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ROUND([.B36]; 3)" office:value-type="float" office:value="0.009" calcext:value-type="float">
            <text:p>0.009</text:p>
          </table:table-cell>
          <table:table-cell table:formula="of:=ROUND([.C36]; 3)" office:value-type="float" office:value="0.004" calcext:value-type="float">
            <text:p>0.004</text:p>
          </table:table-cell>
          <table:table-cell table:formula="of:=ROUND([.D36]; 3)" office:value-type="float" office:value="0.023" calcext:value-type="float">
            <text:p>0.023</text:p>
          </table:table-cell>
          <table:table-cell table:formula="of:=ROUND([.E36]; 3)" office:value-type="float" office:value="0.011" calcext:value-type="float">
            <text:p>0.011</text:p>
          </table:table-cell>
        </table:table-row>
        <table:table-row table:style-name="ro1">
          <table:table-cell table:formula="of:=[.A36]*2" office:value-type="float" office:value="128" calcext:value-type="float">
            <text:p>128</text:p>
          </table:table-cell>
          <table:table-cell office:value-type="float" office:value="0.01920939" calcext:value-type="float">
            <text:p>0.01920939</text:p>
          </table:table-cell>
          <table:table-cell office:value-type="float" office:value="0.011767421905324" calcext:value-type="float">
            <text:p>0.011767421905324</text:p>
          </table:table-cell>
          <table:table-cell office:value-type="float" office:value="0.04152071" calcext:value-type="float">
            <text:p>0.04152071</text:p>
          </table:table-cell>
          <table:table-cell office:value-type="float" office:value="0.0214319717372411" calcext:value-type="float">
            <text:p>0.0214319717372411</text:p>
          </table:table-cell>
          <table:table-cell table:number-columns-repeated="2"/>
          <table:table-cell table:formula="of:=[.H36]*2" office:value-type="float" office:value="128" calcext:value-type="float">
            <text:p>128</text:p>
          </table:table-cell>
          <table:table-cell table:formula="of:=ROUND([.B37]; 3)" office:value-type="float" office:value="0.019" calcext:value-type="float">
            <text:p>0.019</text:p>
          </table:table-cell>
          <table:table-cell table:formula="of:=ROUND([.C37]; 3)" office:value-type="float" office:value="0.012" calcext:value-type="float">
            <text:p>0.012</text:p>
          </table:table-cell>
          <table:table-cell table:formula="of:=ROUND([.D37]; 3)" office:value-type="float" office:value="0.042" calcext:value-type="float">
            <text:p>0.042</text:p>
          </table:table-cell>
          <table:table-cell table:formula="of:=ROUND([.E37]; 3)" office:value-type="float" office:value="0.021" calcext:value-type="float">
            <text:p>0.021</text:p>
          </table:table-cell>
        </table:table-row>
        <table:table-row table:style-name="ro1">
          <table:table-cell table:formula="of:=[.A37]*2" office:value-type="float" office:value="256" calcext:value-type="float">
            <text:p>256</text:p>
          </table:table-cell>
          <table:table-cell office:value-type="float" office:value="0.04778833" calcext:value-type="float">
            <text:p>0.04778833</text:p>
          </table:table-cell>
          <table:table-cell office:value-type="float" office:value="0.0153328924179719" calcext:value-type="float">
            <text:p>0.0153328924179719</text:p>
          </table:table-cell>
          <table:table-cell office:value-type="float" office:value="0.1018488" calcext:value-type="float">
            <text:p>0.1018488</text:p>
          </table:table-cell>
          <table:table-cell office:value-type="float" office:value="0.0434819434045904" calcext:value-type="float">
            <text:p>0.0434819434045904</text:p>
          </table:table-cell>
          <table:table-cell table:number-columns-repeated="2"/>
          <table:table-cell table:formula="of:=[.H37]*2" office:value-type="float" office:value="256" calcext:value-type="float">
            <text:p>256</text:p>
          </table:table-cell>
          <table:table-cell table:formula="of:=ROUND([.B38]; 3)" office:value-type="float" office:value="0.048" calcext:value-type="float">
            <text:p>0.048</text:p>
          </table:table-cell>
          <table:table-cell table:formula="of:=ROUND([.C38]; 3)" office:value-type="float" office:value="0.015" calcext:value-type="float">
            <text:p>0.015</text:p>
          </table:table-cell>
          <table:table-cell table:formula="of:=ROUND([.D38]; 3)" office:value-type="float" office:value="0.102" calcext:value-type="float">
            <text:p>0.102</text:p>
          </table:table-cell>
          <table:table-cell table:formula="of:=ROUND([.E38]; 3)" office:value-type="float" office:value="0.043" calcext:value-type="float">
            <text:p>0.043</text:p>
          </table:table-cell>
        </table:table-row>
        <table:table-row table:style-name="ro1">
          <table:table-cell table:formula="of:=[.A38]*2" office:value-type="float" office:value="512" calcext:value-type="float">
            <text:p>512</text:p>
          </table:table-cell>
          <table:table-cell office:value-type="float" office:value="0.14138978" calcext:value-type="float">
            <text:p>0.14138978</text:p>
          </table:table-cell>
          <table:table-cell office:value-type="float" office:value="0.0705379663638781" calcext:value-type="float">
            <text:p>0.0705379663638781</text:p>
          </table:table-cell>
          <table:table-cell office:value-type="float" office:value="0.2469689" calcext:value-type="float">
            <text:p>0.2469689</text:p>
          </table:table-cell>
          <table:table-cell office:value-type="float" office:value="0.0585583806156728" calcext:value-type="float">
            <text:p>0.0585583806156728</text:p>
          </table:table-cell>
          <table:table-cell table:number-columns-repeated="2"/>
          <table:table-cell table:formula="of:=[.H38]*2" office:value-type="float" office:value="512" calcext:value-type="float">
            <text:p>512</text:p>
          </table:table-cell>
          <table:table-cell table:formula="of:=ROUND([.B39]; 3)" office:value-type="float" office:value="0.141" calcext:value-type="float">
            <text:p>0.141</text:p>
          </table:table-cell>
          <table:table-cell table:formula="of:=ROUND([.C39]; 3)" office:value-type="float" office:value="0.071" calcext:value-type="float">
            <text:p>0.071</text:p>
          </table:table-cell>
          <table:table-cell table:formula="of:=ROUND([.D39]; 3)" office:value-type="float" office:value="0.247" calcext:value-type="float">
            <text:p>0.247</text:p>
          </table:table-cell>
          <table:table-cell table:formula="of:=ROUND([.E39]; 3)" office:value-type="float" office:value="0.059" calcext:value-type="float">
            <text:p>0.059</text:p>
          </table:table-cell>
        </table:table-row>
        <table:table-row table:style-name="ro1">
          <table:table-cell table:formula="of:=[.A39]*2" office:value-type="float" office:value="1024" calcext:value-type="float">
            <text:p>1024</text:p>
          </table:table-cell>
          <table:table-cell office:value-type="float" office:value="0.40889669" calcext:value-type="float">
            <text:p>0.40889669</text:p>
          </table:table-cell>
          <table:table-cell office:value-type="float" office:value="0.120498473328063" calcext:value-type="float">
            <text:p>0.120498473328063</text:p>
          </table:table-cell>
          <table:table-cell office:value-type="float" office:value="0.55126107" calcext:value-type="float">
            <text:p>0.55126107</text:p>
          </table:table-cell>
          <table:table-cell office:value-type="float" office:value="0.112772197874321" calcext:value-type="float">
            <text:p>0.112772197874321</text:p>
          </table:table-cell>
          <table:table-cell table:number-columns-repeated="2"/>
          <table:table-cell table:formula="of:=[.H39]*2" office:value-type="float" office:value="1024" calcext:value-type="float">
            <text:p>1024</text:p>
          </table:table-cell>
          <table:table-cell table:formula="of:=ROUND([.B40]; 3)" office:value-type="float" office:value="0.409" calcext:value-type="float">
            <text:p>0.409</text:p>
          </table:table-cell>
          <table:table-cell table:formula="of:=ROUND([.C40]; 3)" office:value-type="float" office:value="0.12" calcext:value-type="float">
            <text:p>0.12</text:p>
          </table:table-cell>
          <table:table-cell table:formula="of:=ROUND([.D40]; 3)" office:value-type="float" office:value="0.551" calcext:value-type="float">
            <text:p>0.551</text:p>
          </table:table-cell>
          <table:table-cell table:formula="of:=ROUND([.E40]; 3)" office:value-type="float" office:value="0.113" calcext:value-type="float">
            <text:p>0.113</text:p>
          </table:table-cell>
        </table:table-row>
        <table:table-row table:style-name="ro1">
          <table:table-cell table:formula="of:=[.A40]*2" office:value-type="float" office:value="2048" calcext:value-type="float">
            <text:p>2048</text:p>
          </table:table-cell>
          <table:table-cell office:value-type="float" office:value="1.38477272" calcext:value-type="float">
            <text:p>1.38477272</text:p>
          </table:table-cell>
          <table:table-cell office:value-type="float" office:value="0.558011579269984" calcext:value-type="float">
            <text:p>0.558011579269984</text:p>
          </table:table-cell>
          <table:table-cell office:value-type="float" office:value="1.61584367" calcext:value-type="float">
            <text:p>1.61584367</text:p>
          </table:table-cell>
          <table:table-cell office:value-type="float" office:value="0.329356821320951" calcext:value-type="float">
            <text:p>0.329356821320951</text:p>
          </table:table-cell>
          <table:table-cell table:number-columns-repeated="2"/>
          <table:table-cell table:formula="of:=[.H40]*2" office:value-type="float" office:value="2048" calcext:value-type="float">
            <text:p>2048</text:p>
          </table:table-cell>
          <table:table-cell table:formula="of:=ROUND([.B41]; 3)" office:value-type="float" office:value="1.385" calcext:value-type="float">
            <text:p>1.385</text:p>
          </table:table-cell>
          <table:table-cell table:formula="of:=ROUND([.C41]; 3)" office:value-type="float" office:value="0.558" calcext:value-type="float">
            <text:p>0.558</text:p>
          </table:table-cell>
          <table:table-cell table:formula="of:=ROUND([.D41]; 3)" office:value-type="float" office:value="1.616" calcext:value-type="float">
            <text:p>1.616</text:p>
          </table:table-cell>
          <table:table-cell table:formula="of:=ROUND([.E41]; 3)" office:value-type="float" office:value="0.329" calcext:value-type="float">
            <text:p>0.329</text:p>
          </table:table-cell>
        </table:table-row>
        <table:table-row table:style-name="ro1">
          <table:table-cell table:formula="of:=[.A41]*2" office:value-type="float" office:value="4096" calcext:value-type="float">
            <text:p>4096</text:p>
          </table:table-cell>
          <table:table-cell office:value-type="float" office:value="2.80397806" calcext:value-type="float">
            <text:p>2.80397806</text:p>
          </table:table-cell>
          <table:table-cell office:value-type="float" office:value="1.97962123103589" calcext:value-type="float">
            <text:p>1.97962123103589</text:p>
          </table:table-cell>
          <table:table-cell office:value-type="float" office:value="2.01242575" calcext:value-type="float">
            <text:p>2.01242575</text:p>
          </table:table-cell>
          <table:table-cell office:value-type="float" office:value="0.440765498598594" calcext:value-type="float">
            <text:p>0.440765498598594</text:p>
          </table:table-cell>
          <table:table-cell table:number-columns-repeated="2"/>
          <table:table-cell table:formula="of:=[.H41]*2" office:value-type="float" office:value="4096" calcext:value-type="float">
            <text:p>4096</text:p>
          </table:table-cell>
          <table:table-cell table:formula="of:=ROUND([.B42]; 3)" office:value-type="float" office:value="2.804" calcext:value-type="float">
            <text:p>2.804</text:p>
          </table:table-cell>
          <table:table-cell table:formula="of:=ROUND([.C42]; 3)" office:value-type="float" office:value="1.98" calcext:value-type="float">
            <text:p>1.98</text:p>
          </table:table-cell>
          <table:table-cell table:formula="of:=ROUND([.D42]; 3)" office:value-type="float" office:value="2.012" calcext:value-type="float">
            <text:p>2.012</text:p>
          </table:table-cell>
          <table:table-cell table:formula="of:=ROUND([.E42]; 3)" office:value-type="float" office:value="0.441" calcext:value-type="float">
            <text:p>0.441</text:p>
          </table:table-cell>
        </table:table-row>
        <table:table-row table:style-name="ro1">
          <table:table-cell table:formula="of:=[.A42]*2" office:value-type="float" office:value="8192" calcext:value-type="float">
            <text:p>8192</text:p>
          </table:table-cell>
          <table:table-cell office:value-type="float" office:value="10.35542041" calcext:value-type="float">
            <text:p>10.35542041</text:p>
          </table:table-cell>
          <table:table-cell office:value-type="float" office:value="5.05718976313189" calcext:value-type="float">
            <text:p>5.05718976313189</text:p>
          </table:table-cell>
          <table:table-cell office:value-type="float" office:value="6.27141549" calcext:value-type="float">
            <text:p>6.27141549</text:p>
          </table:table-cell>
          <table:table-cell office:value-type="float" office:value="1.91010650881113" calcext:value-type="float">
            <text:p>1.91010650881113</text:p>
          </table:table-cell>
          <table:table-cell table:number-columns-repeated="2"/>
          <table:table-cell table:formula="of:=[.H42]*2" office:value-type="float" office:value="8192" calcext:value-type="float">
            <text:p>8192</text:p>
          </table:table-cell>
          <table:table-cell table:formula="of:=ROUND([.B43]; 3)" office:value-type="float" office:value="10.355" calcext:value-type="float">
            <text:p>10.355</text:p>
          </table:table-cell>
          <table:table-cell table:formula="of:=ROUND([.C43]; 3)" office:value-type="float" office:value="5.057" calcext:value-type="float">
            <text:p>5.057</text:p>
          </table:table-cell>
          <table:table-cell table:formula="of:=ROUND([.D43]; 3)" office:value-type="float" office:value="6.271" calcext:value-type="float">
            <text:p>6.271</text:p>
          </table:table-cell>
          <table:table-cell table:formula="of:=ROUND([.E43]; 3)" office:value-type="float" office:value="1.91" calcext:value-type="float">
            <text:p>1.91</text:p>
          </table:table-cell>
        </table:table-row>
        <table:table-row table:style-name="ro1">
          <table:table-cell table:formula="of:=[.A43]*2" office:value-type="float" office:value="16384" calcext:value-type="float">
            <text:p>16384</text:p>
          </table:table-cell>
          <table:table-cell office:value-type="float" office:value="29.18820561" calcext:value-type="float">
            <text:p>29.18820561</text:p>
          </table:table-cell>
          <table:table-cell office:value-type="float" office:value="22.888997792595" calcext:value-type="float">
            <text:p>22.888997792595</text:p>
          </table:table-cell>
          <table:table-cell office:value-type="float" office:value="15.33461302" calcext:value-type="float">
            <text:p>15.33461302</text:p>
          </table:table-cell>
          <table:table-cell office:value-type="float" office:value="6.30672116405775" calcext:value-type="float">
            <text:p>6.30672116405775</text:p>
          </table:table-cell>
          <table:table-cell table:number-columns-repeated="2"/>
          <table:table-cell table:formula="of:=[.H43]*2" office:value-type="float" office:value="16384" calcext:value-type="float">
            <text:p>16384</text:p>
          </table:table-cell>
          <table:table-cell table:formula="of:=ROUND([.B44]; 3)" office:value-type="float" office:value="29.188" calcext:value-type="float">
            <text:p>29.188</text:p>
          </table:table-cell>
          <table:table-cell table:formula="of:=ROUND([.C44]; 3)" office:value-type="float" office:value="22.889" calcext:value-type="float">
            <text:p>22.889</text:p>
          </table:table-cell>
          <table:table-cell table:formula="of:=ROUND([.D44]; 3)" office:value-type="float" office:value="15.335" calcext:value-type="float">
            <text:p>15.335</text:p>
          </table:table-cell>
          <table:table-cell table:formula="of:=ROUND([.E44]; 3)" office:value-type="float" office:value="6.307" calcext:value-type="float">
            <text:p>6.3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9:06:22.363858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5:03:28.440819690</meta:creation-date>
    <dc:date>2025-10-24T20:21:52.469342565</dc:date>
    <meta:editing-duration>PT26M19S</meta:editing-duration>
    <meta:editing-cycles>3</meta:editing-cycles>
    <meta:generator>LibreOffice/25.2.6.2$Linux_X86_64 LibreOffice_project/520$Build-2</meta:generator>
    <meta:document-statistic meta:table-count="1" meta:cell-count="30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svg:x="0.32cm" svg:y="0.18cm" svg:width="13.063cm" svg:height="8.64cm">
          <chart:coordinate-region svg:x="0.968cm" svg:y="0.379cm" svg:width="11.917cm" svg:height="7.794cm"/>
          <chart:axis chart:dimension="x" chart:name="primary-x" chart:style-name="ch4" chartooo:axis-type="auto">
            <chartooo:date-scale/>
            <chart:categories table:cell-range-address="Sheet1.H2:Sheet1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10" chart:label-cell-address="Sheet1.I1:Sheet1.I1" chart:class="chart:line">
            <chart:data-point chart:repeated="9"/>
          </chart:series>
          <chart:series chart:style-name="ch8" chart:values-cell-range-address="Sheet1.K2:Sheet1.K10" chart:label-cell-address="Sheet1.K1:Sheet1.K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1</text:p>
                <draw:g>
                  <svg:desc>Sheet1.I1:Sheet1.I1</svg:desc>
                </draw:g>
              </table:table-cell>
              <table:table-cell office:value-type="string">
                <text:p>AVG2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H2:Sheet1.H10</svg:desc>
                </draw:g>
              </table:table-cell>
              <table:table-cell office:value-type="float" office:value="0.01">
                <text:p>0.01</text:p>
                <draw:g>
                  <svg:desc>Sheet1.I2:Sheet1.I10</svg:desc>
                </draw:g>
              </table:table-cell>
              <table:table-cell office:value-type="float" office:value="0.017">
                <text:p>0.017</text:p>
                <draw:g>
                  <svg:desc>Sheet1.K2:Sheet1.K10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8">
                <text:p>0.0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45">
                <text:p>0.04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43">
                <text:p>0.143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398">
                <text:p>0.398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249">
                <text:p>1.249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717">
                <text:p>3.717</text:p>
              </table:table-cell>
              <table:table-cell office:value-type="float" office:value="2.458">
                <text:p>2.45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2.791">
                <text:p>12.791</text:p>
              </table:table-cell>
              <table:table-cell office:value-type="float" office:value="6.071">
                <text:p>6.07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5.28">
                <text:p>35.28</text:p>
              </table:table-cell>
              <table:table-cell office:value-type="float" office:value="15.669">
                <text:p>15.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svg:x="0.32cm" svg:y="0.18cm" svg:width="13.063cm" svg:height="8.64cm">
          <chart:coordinate-region svg:x="0.968cm" svg:y="0.379cm" svg:width="11.917cm" svg:height="7.794cm"/>
          <chart:axis chart:dimension="x" chart:name="primary-x" chart:style-name="ch4" chartooo:axis-type="auto">
            <chartooo:date-scale/>
            <chart:categories table:cell-range-address="Sheet1.H19:Sheet1.H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7" chart:label-cell-address="Sheet1.I18:Sheet1.I18" chart:class="chart:line">
            <chart:data-point chart:repeated="9"/>
          </chart:series>
          <chart:series chart:style-name="ch8" chart:values-cell-range-address="Sheet1.K19:Sheet1.K27" chart:label-cell-address="Sheet1.K18:Sheet1.K1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1</text:p>
                <draw:g>
                  <svg:desc>Sheet1.I18:Sheet1.I18</svg:desc>
                </draw:g>
              </table:table-cell>
              <table:table-cell office:value-type="string">
                <text:p>AVG2</text:p>
                <draw:g>
                  <svg:desc>Sheet1.K18:Sheet1.K18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H19:Sheet1.H27</svg:desc>
                </draw:g>
              </table:table-cell>
              <table:table-cell office:value-type="float" office:value="0.011">
                <text:p>0.011</text:p>
                <draw:g>
                  <svg:desc>Sheet1.I19:Sheet1.I27</svg:desc>
                </draw:g>
              </table:table-cell>
              <table:table-cell office:value-type="float" office:value="0.021">
                <text:p>0.021</text:p>
                <draw:g>
                  <svg:desc>Sheet1.K19:Sheet1.K27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7">
                <text:p>0.02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73">
                <text:p>0.073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78">
                <text:p>0.178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549">
                <text:p>0.549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.462">
                <text:p>2.462</text:p>
              </table:table-cell>
              <table:table-cell office:value-type="float" office:value="1.821">
                <text:p>1.82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036">
                <text:p>6.03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5.606">
                <text:p>15.606</text:p>
              </table:table-cell>
              <table:table-cell office:value-type="float" office:value="7.738">
                <text:p>7.73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3.044">
                <text:p>43.044</text:p>
              </table:table-cell>
              <table:table-cell office:value-type="float" office:value="19.971">
                <text:p>19.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svg:x="0.32cm" svg:y="0.18cm" svg:width="13.063cm" svg:height="8.64cm">
          <chart:coordinate-region svg:x="0.968cm" svg:y="0.379cm" svg:width="11.917cm" svg:height="7.794cm"/>
          <chart:axis chart:dimension="x" chart:name="primary-x" chart:style-name="ch4" chartooo:axis-type="auto">
            <chartooo:date-scale/>
            <chart:categories table:cell-range-address="Sheet1.H36:Sheet1.H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6:Sheet1.I44" chart:label-cell-address="Sheet1.I35:Sheet1.I35" chart:class="chart:line">
            <chart:data-point chart:repeated="9"/>
          </chart:series>
          <chart:series chart:style-name="ch8" chart:values-cell-range-address="Sheet1.K36:Sheet1.K44" chart:label-cell-address="Sheet1.K35:Sheet1.K35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1</text:p>
                <draw:g>
                  <svg:desc>Sheet1.I35:Sheet1.I35</svg:desc>
                </draw:g>
              </table:table-cell>
              <table:table-cell office:value-type="string">
                <text:p>AVG2</text:p>
                <draw:g>
                  <svg:desc>Sheet1.K35:Sheet1.K3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H36:Sheet1.H44</svg:desc>
                </draw:g>
              </table:table-cell>
              <table:table-cell office:value-type="float" office:value="0.009">
                <text:p>0.009</text:p>
                <draw:g>
                  <svg:desc>Sheet1.I36:Sheet1.I44</svg:desc>
                </draw:g>
              </table:table-cell>
              <table:table-cell office:value-type="float" office:value="0.023">
                <text:p>0.023</text:p>
                <draw:g>
                  <svg:desc>Sheet1.K36:Sheet1.K4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9">
                <text:p>0.01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48">
                <text:p>0.04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41">
                <text:p>0.141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409">
                <text:p>0.409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85">
                <text:p>1.385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.804">
                <text:p>2.804</text:p>
              </table:table-cell>
              <table:table-cell office:value-type="float" office:value="2.012">
                <text:p>2.01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.355">
                <text:p>10.355</text:p>
              </table:table-cell>
              <table:table-cell office:value-type="float" office:value="6.271">
                <text:p>6.27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9.188">
                <text:p>29.188</text:p>
              </table:table-cell>
              <table:table-cell office:value-type="float" office:value="15.335">
                <text:p>15.3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